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ab9a8" officeooo:paragraph-rsid="000ab9a8"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0ab9a8" officeooo:paragraph-rsid="000ab9a8"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 5170</text:p>
      <text:p text:style-name="P2"><text:tab/>This project adds message configurations for RMA receipts and RMA completions. There is a preset message, and also parameters so that the conditions can be set up for the message configuration. This will allow users to be notified via internal messages or emails when parts are received to RMAs or when an RMA is comp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2:38:39.874000000</meta:creation-date>
    <dc:date>2018-08-30T12:41:02.909000000</dc:date>
    <meta:editing-duration>PT2M24S</meta:editing-duration>
    <meta:editing-cycles>1</meta:editing-cycles>
    <meta:document-statistic meta:table-count="0" meta:image-count="0" meta:object-count="0" meta:page-count="1" meta:paragraph-count="2" meta:word-count="57" meta:character-count="332" meta:non-whitespace-character-count="276"/>
    <meta:generator>LibreOffice/6.0.4.2$Windows_X86_64 LibreOffice_project/9b0d9b32d5dcda91d2f1a96dc04c645c450872bf</meta:generator>
  </office:meta>
</office:document-meta>
</file>